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letConnec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nection.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ServletContextAvailableException.NoServletContextAvailab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letConnection.getLast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ervletConnection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ervletConnection.getResponse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rvletConnect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nection.setIfModifiedSince( long ifmodifiedsi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letConnection.getHeaderFieldDate( String name , lo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rvletConnection.getHeaderFie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